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reated_by</text:p>
          </table:table-cell>
          <table:table-cell office:value-type="string" table:style-name="ce1">
            <text:p>created_date</text:p>
          </table:table-cell>
          <table:table-cell office:value-type="string" table:style-name="ce1">
            <text:p>updated_date</text:p>
          </table:table-cell>
          <table:table-cell office:value-type="string" table:style-name="ce1">
            <text:p>updated_by</text:p>
          </table:table-cell>
          <table:table-cell office:value-type="string" table:style-name="ce1">
            <text:p>path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product_id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DSC7754.jp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da.jp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DSC7777.jpg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82603935-sofa-da-elise-nau.jpg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82603944-sofa-da-waldo-xam-goc-trai-2.jpg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82603944-sofa-da-waldo-xam-goc-trai.jpg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impressive-3-cho-72608054.jpg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impressive-goc-phai-72608050-2.jpg</text:p>
          </table:table-cell>
          <table:table-cell table:style-name="ce1"/>
          <table:table-cell office:value-type="string" table:style-name="ce2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impressive-goc-phai-72608050.jpg</text:p>
          </table:table-cell>
          <table:table-cell table:style-name="ce1"/>
          <table:table-cell office:value-type="string" table:style-name="ce2">
            <text:p>5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charlize-goc-trai-72608047-4.jpg</text:p>
          </table:table-cell>
          <table:table-cell table:style-name="ce1"/>
          <table:table-cell office:value-type="string" table:style-name="ce2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charlize-goc-trai-72608047-2.jpg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elestial-goc-phai-72608046-4.jpg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elestial-goc-phai-72608046-2.jpg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zoe-3-cho-nau-do-72611010-2.jpg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2">
            <text:p>sofa-da-italia-zoe-3-cho-nau-do-72611010.jpg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DSC05453.jpg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_DSC1485.p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_DSC1488.pn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DSC05487.jp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DSC05485.jp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12.jp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13.jp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5.jpg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6.jpg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ban-tra-veron-81144002-2.jpg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ban-tra-veron-81144002.jpg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ban-tra-trivia-81144029-2.jpg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ban-tra-trivia-81144029.jpg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ban-tra-clara-81140001-2.jpg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ban-tra-clara-81140001.jpg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FB_Post_BST_BanAnThongMinh-03.jpg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FB_Post_BST_BanAnThongMinh-01.jpg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ghe-thu-gian-nicky-kem-don-82636057.jpg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ghe-luoi-50BB-82642002.jp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2">
            <text:p>3.jpg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number-rows-repeated="2" table:style-name="ro1">
          <table:table-cell table:number-columns-repeated="4"/>
          <table:table-cell office:value-type="string" table:style-name="ce1">
            <text:p>_DSC1144.jpg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_DSC1146.jpg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style-name="ce1">
            <text:p>ghe-an-boc-pu-72104072.jpg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9</meta:generator>
    <meta:initial-creator>Linh Vũ</meta:initial-creator>
    <dc:creator>Linh Vũ</dc:creator>
    <meta:creation-date>2021-11-01T13:42:41Z</meta:creation-date>
    <dc:date>2021-11-01T13:47:53Z</dc:date>
  </office:meta>
</office:document-meta>
</file>